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q serif" svg:font-family="'q serif', Georgia, Times, 'Times New Roman', 'Hiragino Kaku Gothic Pro', Meiryo, 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weight="bold" officeooo:rsid="001aa353" officeooo:paragraph-rsid="001aa353" style:font-weight-asian="bold" style:font-weight-complex="bold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c9257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1f01b8" officeooo:paragraph-rsid="001f01b8"/>
    </style:style>
    <style:style style:name="T1" style:family="text">
      <style:text-properties fo:font-variant="normal" fo:text-transform="none" fo:color="#000000" style:font-name="arial" fo:font-size="11.25pt" fo:letter-spacing="normal" fo:font-style="normal" fo:font-weight="normal" officeooo:rsid="001e9cc7" style:font-weight-asian="normal" style:font-weight-complex="normal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1e9cc7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1f01b8" style:font-size-asian="12pt" style:font-weight-asian="normal" style:font-size-complex="12pt" style:font-weight-complex="normal"/>
    </style:style>
    <style:style style:name="T5" style:family="text">
      <style:text-properties style:font-name="arial" fo:font-weight="bold" officeooo:rsid="001c9257" style:font-weight-asian="bold" style:font-weight-complex="bold"/>
    </style:style>
    <style:style style:name="T6" style:family="text">
      <style:text-properties style:font-name="arial" fo:font-weight="normal" officeooo:rsid="001e6acb" style:font-weight-asian="normal" style:font-weight-complex="normal"/>
    </style:style>
    <style:style style:name="T7" style:family="text">
      <style:text-properties style:font-name="arial" fo:font-weight="normal" officeooo:rsid="001e9cc7" style:font-weight-asian="normal" style:font-weight-complex="normal"/>
    </style:style>
    <style:style style:name="T8" style:family="text">
      <style:text-properties style:font-name="arial" fo:font-size="12pt" fo:font-weight="normal" officeooo:rsid="001e9cc7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S OPERACIONAIS PARA COMPUTADORES QUÂNTICOS</text:p>
      <text:p text:style-name="P1"/>
      <text:p text:style-name="P2"><text:span text:style-name="T5"><text:tab/></text:span><text:span text:style-name="T6">Computadores quanticos são um tópico de grande visibilidade na computação em geral, contudo como todo começo, ainda existem muitas barreiras para o pleno desenvolvimento de aplicações e funcionalidades que são comuns em computadores que são utilizados no dia a dia.</text:span></text:p>
      <text:p text:style-name="P2"><text:span text:style-name="T6"><text:tab/>Ainda não se tem uma determinação específica de um sistema operacional único para um computador quântico, toda a documentação e artigos existentes são especulações do que se pode ser feito e uma delas é que o novo SO de um computador quântico será um derivado Linux, pois a questão de desenvolvimento de pacotes e liberdade de alteração e derivação de código são mais simples do que se fosse ser utilizado um sistema Windows, ou MacOS.</text:span></text:p>
      <text:p text:style-name="P2"><text:span text:style-name="T6"><text:tab/>Algumas pesquisas específicas estão sendo realizadas hoje em dia na área análise de sistemas operacionais para computadores quânticos, um dos grandes problemas é a dificuldade de se encontrar e tratar os erros existentes, todo SO dev</text:span><text:span text:style-name="T7">e coneguir tratar erros e se não se consegue identificar os erros, como vão tratá-los.</text:span></text:p>
      <text:p text:style-name="P2"><text:span text:style-name="T7"><text:tab/>Modelos de arquiteturas para os SO já foram propostos, um exemplo é o qFPGA, que usaria processadores clássicos com conexão a controladores quânticos, o qFPGA seria um periférico ao computador comum e usaria de definições de circuitos básicos em C, e o barramento para o controlador quântico usaria funções específicas para realizar seu funcionamento. Uma aplicação seria o uso de qthreads, que seriam threads específicas para computadores quânticos, atualmente já se pode utilizar qthreads em computadores clássicos, contudo o computador não possui a capacidade para interpretar e processar as qthreads como um computador quântico.</text:span></text:p>
      <text:p text:style-name="P2"><text:span text:style-name="T7"><text:tab/>O CQC (Cambridge Quantum Computing), possui um modelo muito bom de sistema operacional para computadores quântic</text:span><text:span text:style-name="T8">os, esse modelo é chamado </text:span><text:span text:style-name="T3">t|ket&gt;, que já possui suporte para os computadores desenvolvidos pela Google, IBM, entre ou</text:span><text:span text:style-name="T4">tros, possui interface e pode ser encontrado no github o modelo da interface, pyket.</text:span></text:p>
      <text:p text:style-name="P2"><text:span text:style-name="T4"/></text:p>
      <text:p text:style-name="P3"><text:span text:style-name="T2">Referências:</text:span></text:p>
      <text:p text:style-name="P3"><text:a xlink:type="simple" xlink:href="https://www.quora.com/Which-OS-will-control-a-quantum-computer" text:style-name="Internet_20_link" text:visited-style-name="Visited_20_Internet_20_Link"><text:span text:style-name="T2">https://www.quora.com/Which-OS-will-control-a-quantum-computer</text:span></text:a></text:p>
      <text:p text:style-name="P3"><text:a xlink:type="simple" xlink:href="https://www.ibtimes.co.uk/first-quantum-computer-operating-system-developed-by-cambridge-researchers-1499667" text:style-name="Internet_20_link" text:visited-style-name="Visited_20_Internet_20_Link"><text:span text:style-name="T2">https://www.ibtimes.co.uk/first-quantum-computer-operating-system-developed-by-cambridge-researchers-1499667</text:span></text:a></text:p>
      <text:p text:style-name="P3"><text:a xlink:type="simple" xlink:href="https://www.henrycg.com/files/academic/papers/hotos17quantum.pdf" text:style-name="Internet_20_link" text:visited-style-name="Visited_20_Internet_20_Link"><text:span text:style-name="T2">https://www.henrycg.com/files/academic/papers/hotos17quantum.pdf</text:span></text:a></text:p>
      <text:p text:style-name="P3"><text:a xlink:type="simple" xlink:href="https://wiki.qt.io/QThreads_general_usage" text:style-name="Internet_20_link" text:visited-style-name="Visited_20_Internet_20_Link"><text:span text:style-name="T2">https://wiki.qt.io/QThreads_general_usage</text:span></text:a></text:p>
      <text:p text:style-name="P3"><text:soft-page-break/><text:a xlink:type="simple" xlink:href="https://cqcl.github.io/pytket/build/html/index.html" text:style-name="Internet_20_link" text:visited-style-name="Visited_20_Internet_20_Link"><text:span text:style-name="T2">https://cqcl.github.io/pytket/build/html/index.html</text:span></text:a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q serif" svg:font-family="'q serif', Georgia, Times, 'Times New Roman', 'Hiragino Kaku Gothic Pro', Meiryo, 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1:43:14.666871937</meta:creation-date>
    <meta:generator>LibreOffice/6.0.7.3$Linux_X86_64 LibreOffice_project/00m0$Build-3</meta:generator>
    <dc:date>2019-06-26T14:06:51.119868180</dc:date>
    <meta:editing-duration>PT6M12S</meta:editing-duration>
    <meta:editing-cycles>2</meta:editing-cycles>
    <meta:document-statistic meta:table-count="0" meta:image-count="0" meta:object-count="0" meta:page-count="2" meta:paragraph-count="12" meta:word-count="317" meta:character-count="2356" meta:non-whitespace-character-count="2046"/>
  </office:meta>
</office:document-meta>
</file>